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6.481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5.33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648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1.224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4.902cm"/>
    </style:style>
    <style:style style:name="co12" style:family="table-column">
      <style:table-column-properties fo:break-before="auto" style:column-width="6.9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office:value-type="string" calcext:value-type="string">
            <text:p>Table des états à la capture</text:p>
          </table:table-cell>
          <table:table-cell office:value-type="string" calcext:value-type="string">
            <text:p>capture_state</text:p>
          </table:table-cell>
          <table:table-cell office:value-type="string" calcext:value-type="string">
            <text:p>Table of capture status</text:p>
          </table:table-cell>
        </table:table-row>
        <table:table-row table:style-name="ro1">
          <table:table-cell office:value-type="string" calcext:value-type="string">
            <text:p>capture_mode</text:p>
          </table:table-cell>
          <table:table-cell office:value-type="string" calcext:value-type="string">
            <text:p>Mode de capture des poissons</text:p>
          </table:table-cell>
          <table:table-cell office:value-type="string" calcext:value-type="string">
            <text:p>capture_method</text:p>
          </table:table-cell>
          <table:table-cell office:value-type="string" calcext:value-type="string">
            <text:p>Method of capturing fish</text:p>
          </table:table-cell>
        </table:table-row>
        <table:table-row table:style-name="ro2">
          <table:table-cell office:value-type="string" calcext:value-type="string">
            <text:p>capture_type</text:p>
          </table:table-cell>
          <table:table-cell office:value-type="string" calcext:value-type="string">
            <text:p>Type de capture (professionnelle, amateur, scientifique...)</text:p>
          </table:table-cell>
          <table:table-cell office:value-type="string" calcext:value-type="string">
            <text:p>origin</text:p>
          </table:table-cell>
          <table:table-cell table:style-name="Default" office:value-type="string" calcext:value-type="string">
            <text:p>Origin of the capture (commercial, recreational, scientific)</text:p>
          </table:table-cell>
        </table:table-row>
        <table:table-row table:style-name="ro1">
          <table:table-cell office:value-type="string" calcext:value-type="string">
            <text:p>ciem</text:p>
          </table:table-cell>
          <table:table-cell office:value-type="string" calcext:value-type="string">
            <text:p>Table des zones de peche CIEM</text:p>
          </table:table-cell>
          <table:table-cell office:value-type="string" calcext:value-type="string">
            <text:p>ices</text:p>
          </table:table-cell>
          <table:table-cell table:style-name="Default" office:value-type="string" calcext:value-type="string">
            <text:p>Table of ICES fishing zones</text:p>
          </table:table-cell>
        </table:table-row>
        <table:table-row table:style-name="ro2">
          <table:table-cell office:value-type="string" calcext:value-type="string">
            <text:p>dbparam</text:p>
          </table:table-cell>
          <table:table-cell office:value-type="string" calcext:value-type="string">
            <text:p>Table of parameters intrinsically associated to the instan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bversion</text:p>
          </table:table-cell>
          <table:table-cell office:value-type="string" calcext:value-type="string">
            <text:p>Table des versions de la base de donnees</text:p>
          </table:table-cell>
          <table:table-cell/>
          <table:table-cell table:style-name="Default" office:value-type="string" calcext:value-type="string">
            <text:p>Table of database version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office:value-type="string" calcext:value-type="string">
            <text:p>Informations liées à la déclaration.</text:p>
          </table:table-cell>
          <table:table-cell/>
          <table:table-cell office:value-type="string" calcext:value-type="string">
            <text:p>Information relating to the declaratio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office:value-type="string" calcext:value-type="string">
            <text:p>Devenir des esturgeons capturés</text:p>
          </table:table-cell>
          <table:table-cell office:value-type="string" calcext:value-type="string">
            <text:p>fate</text:p>
          </table:table-cell>
          <table:table-cell office:value-type="string" calcext:value-type="string">
            <text:p>Fate of sturgeon caught</text:p>
          </table:table-cell>
        </table:table-row>
        <table:table-row table:style-name="ro2">
          <table:table-cell office:value-type="string" calcext:value-type="string">
            <text:p>document</text:p>
          </table:table-cell>
          <table:table-cell office:value-type="string" calcext:value-type="string">
            <text:p>Documents numériques rattachés à un poisson ou à un événement</text:p>
          </table:table-cell>
          <table:table-cell/>
          <table:table-cell office:value-type="string" calcext:value-type="string">
            <text:p>Numeric documents relating to a fish or an event</text:p>
          </table:table-cell>
        </table:table-row>
        <table:table-row table:style-name="ro1">
          <table:table-cell office:value-type="string" calcext:value-type="string">
            <text:p>engin_type</text:p>
          </table:table-cell>
          <table:table-cell office:value-type="string" calcext:value-type="string">
            <text:p>Table des engins utilisés</text:p>
          </table:table-cell>
          <table:table-cell office:value-type="string" calcext:value-type="string">
            <text:p>gear_type</text:p>
          </table:table-cell>
          <table:table-cell office:value-type="string" calcext:value-type="string">
            <text:p>Table of gear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/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string" calcext:value-type="string">
            <text:p>estuaire_area</text:p>
          </table:table-cell>
          <table:table-cell/>
          <table:table-cell office:value-type="string" calcext:value-type="string">
            <text:p>estuary_area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/>
          <table:table-cell office:value-type="string" calcext:value-type="string">
            <text:p>event</text:p>
          </table:table-cell>
          <table:table-cell/>
        </table:table-row>
        <table:table-row table:style-name="ro2">
          <table:table-cell office:value-type="string" calcext:value-type="string">
            <text:p>evenement_type</text:p>
          </table:table-cell>
          <table:table-cell office:value-type="string" calcext:value-type="string">
            <text:p>Types d'événements possibles sur une déclaration</text:p>
          </table:table-cell>
          <table:table-cell office:value-type="string" calcext:value-type="string">
            <text:p>event_type</text:p>
          </table:table-cell>
          <table:table-cell table:style-name="Default" office:value-type="string" calcext:value-type="string">
            <text:p>Types of possible events on a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/>
          <table:table-cell office:value-type="string" calcext:value-type="string">
            <text:p>fish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/>
          <table:table-cell office:value-type="string" calcext:value-type="string">
            <text:p>location</text:p>
          </table:table-cell>
          <table:table-cell/>
        </table:table-row>
        <table:table-row table:style-name="ro1">
          <table:table-cell office:value-type="string" calcext:value-type="string">
            <text:p>milieu</text:p>
          </table:table-cell>
          <table:table-cell office:value-type="string" calcext:value-type="string">
            <text:p>Table des milieux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Table of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office:value-type="string" calcext:value-type="string">
            <text:p>Milieu détaillé</text:p>
          </table:table-cell>
          <table:table-cell office:value-type="string" calcext:value-type="string">
            <text:p>environment_detail</text:p>
          </table:table-cell>
          <table:table-cell office:value-type="string" calcext:value-type="string">
            <text:p>Environment detail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office:value-type="string" calcext:value-type="string">
            <text:p>Table des types mime, pour les documents associés</text:p>
          </table:table-cell>
          <table:table-cell/>
          <table:table-cell table:style-name="Default" office:value-type="string" calcext:value-type="string">
            <text:p>Table of mime types for associated documents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ays de pêch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Fishing country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Précision de la localisation du point GPS</text:p>
          </table:table-cell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Accuracy of GPS point location</text:p>
          </table:table-cell>
        </table:table-row>
        <table:table-row table:style-name="ro2">
          <table:table-cell office:value-type="string" calcext:value-type="string">
            <text:p>presence_marque</text:p>
          </table:table-cell>
          <table:table-cell office:value-type="string" calcext:value-type="string">
            <text:p>Table des types de présence de marque (présent, non signalé, absent)</text:p>
          </table:table-cell>
          <table:table-cell office:value-type="string" calcext:value-type="string">
            <text:p>tag_presence</text:p>
          </table:table-cell>
          <table:table-cell table:style-name="Default" office:value-type="string" calcext:value-type="string">
            <text:p>Table of tag presence types (present, not indicated, absent)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office:value-type="string" calcext:value-type="string">
            <text:p>Request table in 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office:value-type="string" calcext:value-type="string">
            <text:p>Table des statuts de la déclara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claration status table</text:p>
          </table:table-cell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lonn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ce1"/>
        <table:table-row table:style-name="ro1">
          <table:table-cell office:value-type="string" calcext:value-type="string">
            <text:p>tablename</text:p>
          </table:table-cell>
          <table:table-cell office:value-type="string" calcext:value-type="string">
            <text:p>table_translated</text:p>
          </table:table-cell>
          <table:table-cell office:value-type="string" calcext:value-type="string">
            <text:p>attnu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field_translated</text:p>
          </table:table-cell>
          <table:table-cell office:value-type="string" calcext:value-type="string">
            <text:p>comment_translated</text:p>
          </table:table-cell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2];[$tables.$A$2:.$C$25];3)" office:value-type="string" office:string-value="capture_state" calcext:value-type="string">
            <text:p>capture_s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capture_etat</text:p>
          </table:table-cell>
          <table:table-cell table:formula="of:=VLOOKUP([.A3];[$tables.$A$2:.$C$25];3)" office:value-type="string" office:string-value="capture_state" calcext:value-type="string">
            <text:p>capture_s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etat_libelle</text:p>
          </table:table-cell>
          <table:table-cell/>
          <table:table-cell office:value-type="string" calcext:value-type="string">
            <text:p>capture_state_name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4];[$tables.$A$2:.$C$25];3)" office:value-type="string" office:string-value="capture_method" calcext:value-type="string">
            <text:p>capture_met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capture_mode</text:p>
          </table:table-cell>
          <table:table-cell table:formula="of:=VLOOKUP([.A5];[$tables.$A$2:.$C$25];3)" office:value-type="string" office:string-value="capture_method" calcext:value-type="string">
            <text:p>capture_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mode_libelle</text:p>
          </table:table-cell>
          <table:table-cell/>
          <table:table-cell office:value-type="string" calcext:value-type="string">
            <text:p>capture_method_name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6];[$tables.$A$2:.$C$25];3)" office:value-type="string" office:string-value="origin" calcext:value-type="string">
            <text:p>ori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capture_type</text:p>
          </table:table-cell>
          <table:table-cell table:formula="of:=VLOOKUP([.A7];[$tables.$A$2:.$C$25];3)" office:value-type="string" office:string-value="origin" calcext:value-type="string">
            <text:p>orig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ture_type_libelle</text:p>
          </table:table-cell>
          <table:table-cell/>
          <table:table-cell office:value-type="string" calcext:value-type="string">
            <text:p>origin_name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8];[$tables.$A$2:.$C$25];3)" office:value-type="string" office:string-value="ices" calcext:value-type="string">
            <text:p>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ciem</text:p>
          </table:table-cell>
          <table:table-cell table:formula="of:=VLOOKUP([.A9];[$tables.$A$2:.$C$25];3)" office:value-type="string" office:string-value="ices" calcext:value-type="string">
            <text:p>ic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em_libelle</text:p>
          </table:table-cell>
          <table:table-cell/>
          <table:table-cell office:value-type="string" calcext:value-type="string">
            <text:p>ices_name</text:p>
          </table:table-cell>
          <table:table-cell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0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param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1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param_name</text:p>
          </table:table-cell>
          <table:table-cell office:value-type="string" calcext:value-type="string">
            <text:p>Nam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param</text:p>
          </table:table-cell>
          <table:table-cell table:formula="of:=VLOOKUP([.A12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param_value</text:p>
          </table:table-cell>
          <table:table-cell office:value-type="string" calcext:value-type="string">
            <text:p>Value of the para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3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bver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4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version_number</text:p>
          </table:table-cell>
          <table:table-cell office:value-type="string" calcext:value-type="string">
            <text:p>Numero de la version</text:p>
          </table:table-cell>
          <table:table-cell/>
          <table:table-cell office:value-type="string" calcext:value-type="string">
            <text:p>Number of the version</text:p>
          </table:table-cell>
        </table:table-row>
        <table:table-row table:style-name="ro1">
          <table:table-cell office:value-type="string" calcext:value-type="string">
            <text:p>dbversion</text:p>
          </table:table-cell>
          <table:table-cell table:formula="of:=VLOOKUP([.A15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version_date</text:p>
          </table:table-cell>
          <table:table-cell office:value-type="string" calcext:value-type="string">
            <text:p>Date de la version</text:p>
          </table:table-cell>
          <table:table-cell/>
          <table:table-cell office:value-type="string" calcext:value-type="string">
            <text:p>Date of the version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6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7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8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ture_mode_id</text:p>
          </table:table-cell>
          <table:table-cell/>
          <table:table-cell office:value-type="string" calcext:value-type="string">
            <text:p>capture_method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19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ture_type_id</text:p>
          </table:table-cell>
          <table:table-cell/>
          <table:table-cell office:value-type="string" calcext:value-type="string">
            <text:p>origin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0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1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Species identifie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2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3];[$tables.$A$2:.$C$25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4];[$tables.$A$2:.$C$25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pture_date</text:p>
          </table:table-cell>
          <table:table-cell office:value-type="string" calcext:value-type="string">
            <text:p>Date de capture.</text:p>
          </table:table-cell>
          <table:table-cell/>
          <table:table-cell office:value-type="string" calcext:value-type="string">
            <text:p>Date of the captur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5];[$tables.$A$2:.$C$25];3)" office:value-type="float" office:value="0" calcext:value-type="float">
            <text:p/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Année de pêch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ishing year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6];[$tables.$A$2:.$C$25];3)" office:value-type="float" office:value="0" calcext:value-type="float">
            <text:p/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mbre_capture</text:p>
          </table:table-cell>
          <table:table-cell office:value-type="string" calcext:value-type="string">
            <text:p>Nombre d'individu capturés</text:p>
          </table:table-cell>
          <table:table-cell office:value-type="string" calcext:value-type="string">
            <text:p>caught_number</text:p>
          </table:table-cell>
          <table:table-cell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7];[$tables.$A$2:.$C$25];3)" office:value-type="float" office:value="0" calcext:value-type="float">
            <text:p/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pture_date_estimee</text:p>
          </table:table-cell>
          <table:table-cell office:value-type="string" calcext:value-type="string">
            <text:p>Estimation de la date de capture.</text:p>
          </table:table-cell>
          <table:table-cell office:value-type="string" calcext:value-type="string">
            <text:p>estimated_capture_date</text:p>
          </table:table-cell>
          <table:table-cell office:value-type="string" calcext:value-type="string">
            <text:p>Estimation of capture dat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28];[$tables.$A$2:.$C$25];3)" office:value-type="float" office:value="0" calcext:value-type="float">
            <text:p/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ngin_maille</text:p>
          </table:table-cell>
          <table:table-cell office:value-type="string" calcext:value-type="string">
            <text:p>Maille du filet, le cas échéant</text:p>
          </table:table-cell>
          <table:table-cell office:value-type="string" calcext:value-type="string">
            <text:p>gear_mesh</text:p>
          </table:table-cell>
          <table:table-cell office:value-type="string" calcext:value-type="string">
            <text:p>Mesh size, if applicable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29];[$tables.$A$2:.$C$25];3)" office:value-type="float" office:value="0" calcext:value-type="float">
            <text:p/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pece_ciblee</text:p>
          </table:table-cell>
          <table:table-cell office:value-type="string" calcext:value-type="string">
            <text:p>Espece normalement ciblée lors de la pêche.</text:p>
          </table:table-cell>
          <table:table-cell office:value-type="string" calcext:value-type="string">
            <text:p>target_species</text:p>
          </table:table-cell>
          <table:table-cell office:value-type="string" calcext:value-type="string">
            <text:p>Species normally targeted during fishin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0];[$tables.$A$2:.$C$25];3)" office:value-type="float" office:value="0" calcext:value-type="float">
            <text:p/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fondeur</text:p>
          </table:table-cell>
          <table:table-cell office:value-type="string" calcext:value-type="string">
            <text:p>Profondeur de pêche, en mètres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1];[$tables.$A$2:.$C$25];3)" office:value-type="float" office:value="0" calcext:value-type="float">
            <text:p/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f_min</text:p>
          </table:table-cell>
          <table:table-cell office:value-type="string" calcext:value-type="string">
            <text:p>Profondeur minimum de pêche, en mètres</text:p>
          </table:table-cell>
          <table:table-cell office:value-type="string" calcext:value-type="string">
            <text:p>depth_min</text:p>
          </table:table-cell>
          <table:table-cell office:value-type="string" calcext:value-type="string">
            <text:p>Minimum fishing depth, in meter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2];[$tables.$A$2:.$C$25];3)" office:value-type="float" office:value="0" calcext:value-type="float">
            <text:p/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of_max</text:p>
          </table:table-cell>
          <table:table-cell office:value-type="string" calcext:value-type="string">
            <text:p>Profondeur maximale de pêche, en mètres</text:p>
          </table:table-cell>
          <table:table-cell office:value-type="string" calcext:value-type="string">
            <text:p>depth_max</text:p>
          </table:table-cell>
          <table:table-cell office:value-type="string" calcext:value-type="string">
            <text:p>Maximum fishing depth, in meters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3];[$tables.$A$2:.$C$25];3)" office:value-type="float" office:value="0" calcext:value-type="float">
            <text:p/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t_min</text:p>
          </table:table-cell>
          <table:table-cell office:value-type="string" calcext:value-type="string">
            <text:p>longueur totale minimale, en mm</text:p>
          </table:table-cell>
          <table:table-cell office:value-type="string" calcext:value-type="string">
            <text:p>length_min</text:p>
          </table:table-cell>
          <table:table-cell office:value-type="string" calcext:value-type="string">
            <text:p>Min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4];[$tables.$A$2:.$C$25];3)" office:value-type="float" office:value="0" calcext:value-type="float">
            <text:p/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t_max</text:p>
          </table:table-cell>
          <table:table-cell office:value-type="string" calcext:value-type="string">
            <text:p>Longueur totale maximale, en mm</text:p>
          </table:table-cell>
          <table:table-cell office:value-type="string" calcext:value-type="string">
            <text:p>length_max</text:p>
          </table:table-cell>
          <table:table-cell office:value-type="string" calcext:value-type="string">
            <text:p>Maximum length, in mm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5];[$tables.$A$2:.$C$25];3)" office:value-type="float" office:value="0" calcext:value-type="float">
            <text:p/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sse_min</text:p>
          </table:table-cell>
          <table:table-cell office:value-type="string" calcext:value-type="string">
            <text:p>Masse minimale en kg</text:p>
          </table:table-cell>
          <table:table-cell office:value-type="string" calcext:value-type="string">
            <text:p>weight_min</text:p>
          </table:table-cell>
          <table:table-cell office:value-type="string" calcext:value-type="string">
            <text:p>Min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6];[$tables.$A$2:.$C$25];3)" office:value-type="float" office:value="0" calcext:value-type="float">
            <text:p/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sse_max</text:p>
          </table:table-cell>
          <table:table-cell office:value-type="string" calcext:value-type="string">
            <text:p>Masse maximale en kg</text:p>
          </table:table-cell>
          <table:table-cell office:value-type="string" calcext:value-type="string">
            <text:p>weight_max</text:p>
          </table:table-cell>
          <table:table-cell office:value-type="string" calcext:value-type="string">
            <text:p>Maximum weight, in kg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7];[$tables.$A$2:.$C$25];3)" office:value-type="float" office:value="0" calcext:value-type="float">
            <text:p/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cheur_code</text:p>
          </table:table-cell>
          <table:table-cell office:value-type="string" calcext:value-type="string">
            <text:p>Code du pêcheur</text:p>
          </table:table-cell>
          <table:table-cell office:value-type="string" calcext:value-type="string">
            <text:p>fisher_code</text:p>
          </table:table-cell>
          <table:table-cell office:value-type="string" calcext:value-type="string">
            <text:p>fisher’s code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38];[$tables.$A$2:.$C$25];3)" office:value-type="float" office:value="0" calcext:value-type="float">
            <text:p/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terlocuteur</text:p>
          </table:table-cell>
          <table:table-cell office:value-type="string" calcext:value-type="string">
            <text:p>Autre interlocuteu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Other contact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39];[$tables.$A$2:.$C$25];3)" office:value-type="float" office:value="0" calcext:value-type="float">
            <text:p/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terlocuteur_coord</text:p>
          </table:table-cell>
          <table:table-cell office:value-type="string" calcext:value-type="string">
            <text:p>Coordonnées de l'autre interlocuteur</text:p>
          </table:table-cell>
          <table:table-cell office:value-type="string" calcext:value-type="string">
            <text:p>contact_coordonates</text:p>
          </table:table-cell>
          <table:table-cell table:style-name="Default" office:value-type="string" calcext:value-type="string">
            <text:p>Coordonates of the other contact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0];[$tables.$A$2:.$C$25];3)" office:value-type="float" office:value="0" calcext:value-type="float">
            <text:p/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vire_port</text:p>
          </table:table-cell>
          <table:table-cell office:value-type="string" calcext:value-type="string">
            <text:p>Port d'attache du navire de pêche</text:p>
          </table:table-cell>
          <table:table-cell office:value-type="string" calcext:value-type="string">
            <text:p>harbour_vessel</text:p>
          </table:table-cell>
          <table:table-cell table:style-name="Default" office:value-type="string" calcext:value-type="string">
            <text:p>Home harbour of fishing vessel</text:p>
          </table:table-cell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1];[$tables.$A$2:.$C$25];3)" office:value-type="float" office:value="0" calcext:value-type="float">
            <text:p/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laration_m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claration</text:p>
          </table:table-cell>
          <table:table-cell table:formula="of:=VLOOKUP([.A42];[$tables.$A$2:.$C$25];3)" office:value-type="float" office:value="0" calcext:value-type="float">
            <text:p/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s générale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table:formula="of:=VLOOKUP([.A43];[$tables.$A$2:.$C$25];3)" office:value-type="float" office:value="0" calcext:value-type="float">
            <text:p/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 du lot capturé</text:p>
          </table:table-cell>
          <table:table-cell office:value-type="string" calcext:value-type="string">
            <text:p>handling</text:p>
          </table:table-cell>
          <table:table-cell table:style-name="Default" office:value-type="string" calcext:value-type="string">
            <text:p>Post-capture handling of the captured batch</text:p>
          </table:table-cell>
        </table:table-row>
        <table:table-row table:style-name="ro3">
          <table:table-cell office:value-type="string" calcext:value-type="string">
            <text:p>declaration</text:p>
          </table:table-cell>
          <table:table-cell table:formula="of:=VLOOKUP([.A44];[$tables.$A$2:.$C$25];3)" office:value-type="float" office:value="0" calcext:value-type="float">
            <text:p/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de l'espèce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5];[$tables.$A$2:.$C$25];3)" office:value-type="string" office:string-value="fate" calcext:value-type="string">
            <text:p>f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 table:style-name="ce3"/>
        </table:table-row>
        <table:table-row table:style-name="ro1">
          <table:table-cell office:value-type="string" calcext:value-type="string">
            <text:p>devenir</text:p>
          </table:table-cell>
          <table:table-cell table:formula="of:=VLOOKUP([.A46];[$tables.$A$2:.$C$25];3)" office:value-type="string" office:string-value="fate" calcext:value-type="string">
            <text:p>f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nir_libelle</text:p>
          </table:table-cell>
          <table:table-cell/>
          <table:table-cell office:value-type="string" calcext:value-type="string">
            <text:p>fate_name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4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cument_date_imp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0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ocument_nom</text:p>
          </table:table-cell>
          <table:table-cell office:value-type="string" calcext:value-type="string">
            <text:p>Nom d'origine du document</text:p>
          </table:table-cell>
          <table:table-cell office:value-type="string" calcext:value-type="string">
            <text:p>document_name</text:p>
          </table:table-cell>
          <table:table-cell office:value-type="string" calcext:value-type="string">
            <text:p>Original name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1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cument_description</text:p>
          </table:table-cell>
          <table:table-cell office:value-type="string" calcext:value-type="string">
            <text:p>Description libre du document</text:p>
          </table:table-cell>
          <table:table-cell/>
          <table:table-cell office:value-type="string" calcext:value-type="string">
            <text:p>Description of the document</text:p>
          </table:table-cell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2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3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z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4];[$tables.$A$2:.$C$25];3)" office:value-type="float" office:value="0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humbna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ument</text:p>
          </table:table-cell>
          <table:table-cell table:formula="of:=VLOOKUP([.A55];[$tables.$A$2:.$C$25];3)" office:value-type="float" office:value="0" calcext:value-type="float">
            <text:p/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6];[$tables.$A$2:.$C$25];3)" office:value-type="string" office:string-value="gear_type" calcext:value-type="string">
            <text:p>gear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in_type_id</text:p>
          </table:table-cell>
          <table:table-cell/>
          <table:table-cell office:value-type="string" calcext:value-type="string">
            <text:p>gear_type_id</text:p>
          </table:table-cell>
          <table:table-cell/>
        </table:table-row>
        <table:table-row table:style-name="ro1">
          <table:table-cell office:value-type="string" calcext:value-type="string">
            <text:p>engin_type</text:p>
          </table:table-cell>
          <table:table-cell table:formula="of:=VLOOKUP([.A57];[$tables.$A$2:.$C$25];3)" office:value-type="string" office:string-value="gear_type" calcext:value-type="string">
            <text:p>gear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in_type_libelle</text:p>
          </table:table-cell>
          <table:table-cell/>
          <table:table-cell office:value-type="string" calcext:value-type="string">
            <text:p>gear_type_name</text:p>
          </table:table-cell>
          <table:table-cell/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8];[$tables.$A$2:.$C$25];3)" office:value-type="string" office:string-value="species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ece_id</text:p>
          </table:table-cell>
          <table:table-cell office:value-type="string" calcext:value-type="string">
            <text:p>Identifiant de l'espèce</text:p>
          </table:table-cell>
          <table:table-cell office:value-type="string" calcext:value-type="string">
            <text:p>species_id</text:p>
          </table:table-cell>
          <table:table-cell office:value-type="string" calcext:value-type="string">
            <text:p>Identifier of the species</text:p>
          </table:table-cell>
        </table:table-row>
        <table:table-row table:style-name="ro1">
          <table:table-cell office:value-type="string" calcext:value-type="string">
            <text:p>espece</text:p>
          </table:table-cell>
          <table:table-cell table:formula="of:=VLOOKUP([.A59];[$tables.$A$2:.$C$25];3)" office:value-type="string" office:string-value="species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ece_libelle</text:p>
          </table:table-cell>
          <table:table-cell office:value-type="string" calcext:value-type="string">
            <text:p>Nom complet de l'espèce.</text:p>
          </table:table-cell>
          <table:table-cell office:value-type="string" calcext:value-type="string">
            <text:p>species_name</text:p>
          </table:table-cell>
          <table:table-cell office:value-type="string" calcext:value-type="string">
            <text:p>Name of the spieces</text:p>
          </table:table-cell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0];[$tables.$A$2:.$C$25];3)" office:value-type="string" office:string-value="estuary_area" calcext:value-type="string">
            <text:p>estuary_ar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d_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1];[$tables.$A$2:.$C$25];3)" office:value-type="string" office:string-value="estuary_area" calcext:value-type="string">
            <text:p>estuary_ar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2];[$tables.$A$2:.$C$25];3)" office:value-type="string" office:string-value="estuary_area" calcext:value-type="string">
            <text:p>estuary_ar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uaire_area</text:p>
          </table:table-cell>
          <table:table-cell table:formula="of:=VLOOKUP([.A63];[$tables.$A$2:.$C$25];3)" office:value-type="string" office:string-value="estuary_area" calcext:value-type="string">
            <text:p>estuary_are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4];[$tables.$A$2:.$C$25];3)" office:value-type="string" office:string-value="event" calcext:value-type="string">
            <text:p>ev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id</text:p>
          </table:table-cell>
          <table:table-cell/>
          <table:table-cell office:value-type="string" calcext:value-type="string">
            <text:p>event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5];[$tables.$A$2:.$C$25];3)" office:value-type="string" office:string-value="event" calcext:value-type="string">
            <text:p>ev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6];[$tables.$A$2:.$C$25];3)" office:value-type="string" office:string-value="event" calcext:value-type="string">
            <text:p>ev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</text:p>
          </table:table-cell>
          <table:table-cell table:formula="of:=VLOOKUP([.A67];[$tables.$A$2:.$C$25];3)" office:value-type="string" office:string-value="event" calcext:value-type="string">
            <text:p>ev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ement_date</text:p>
          </table:table-cell>
          <table:table-cell/>
          <table:table-cell office:value-type="string" calcext:value-type="string">
            <text:p>event_date</text:p>
          </table:table-cell>
          <table:table-cell/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8];[$tables.$A$2:.$C$25];3)" office:value-type="string" office:string-value="event" calcext:value-type="string">
            <text:p>ev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ement_commentaire</text:p>
          </table:table-cell>
          <table:table-cell office:value-type="string" calcext:value-type="string">
            <text:p>Commentaire général sur l'événement</text:p>
          </table:table-cell>
          <table:table-cell office:value-type="string" calcext:value-type="string">
            <text:p>event_remarks</text:p>
          </table:table-cell>
          <table:table-cell office:value-type="string" calcext:value-type="string">
            <text:p>remarks on the event</text:p>
          </table:table-cell>
        </table:table-row>
        <table:table-row table:style-name="ro2">
          <table:table-cell office:value-type="string" calcext:value-type="string">
            <text:p>evenement</text:p>
          </table:table-cell>
          <table:table-cell table:formula="of:=VLOOKUP([.A69];[$tables.$A$2:.$C$25];3)" office:value-type="string" office:string-value="event" calcext:value-type="string">
            <text:p>even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de la personne ayant créé l'événement</text:p>
          </table:table-cell>
          <table:table-cell/>
          <table:table-cell table:style-name="Default" office:value-type="string" calcext:value-type="string">
            <text:p>Login of the person who created the event</text:p>
          </table:table-cell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0];[$tables.$A$2:.$C$25];3)" office:value-type="string" office:string-value="event_type" calcext:value-type="string">
            <text:p>event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ement_type_id</text:p>
          </table:table-cell>
          <table:table-cell/>
          <table:table-cell office:value-type="string" calcext:value-type="string">
            <text:p>event_type_id</text:p>
          </table:table-cell>
          <table:table-cell/>
        </table:table-row>
        <table:table-row table:style-name="ro1">
          <table:table-cell office:value-type="string" calcext:value-type="string">
            <text:p>evenement_type</text:p>
          </table:table-cell>
          <table:table-cell table:formula="of:=VLOOKUP([.A71];[$tables.$A$2:.$C$25];3)" office:value-type="string" office:string-value="event_type" calcext:value-type="string">
            <text:p>event_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ement_type_libelle</text:p>
          </table:table-cell>
          <table:table-cell/>
          <table:table-cell office:value-type="string" calcext:value-type="string">
            <text:p>event_type_name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2];[$tables.$A$2:.$C$25];3)" office:value-type="string" office:string-value="fish" calcext:value-type="string">
            <text:p>fi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ividu_id</text:p>
          </table:table-cell>
          <table:table-cell/>
          <table:table-cell office:value-type="string" calcext:value-type="string">
            <text:p>fish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3];[$tables.$A$2:.$C$25];3)" office:value-type="string" office:string-value="fish" calcext:value-type="string">
            <text:p>fi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claration_id</text:p>
          </table:table-cell>
          <table:table-cell office:value-type="string" calcext:value-type="string">
            <text:p>Identifiant de la capture.</text:p>
          </table:table-cell>
          <table:table-cell/>
          <table:table-cell office:value-type="string" calcext:value-type="string">
            <text:p>Identifier of the declaration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4];[$tables.$A$2:.$C$25];3)" office:value-type="string" office:string-value="fish" calcext:value-type="string">
            <text:p>f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pece_id</text:p>
          </table:table-cell>
          <table:table-cell/>
          <table:table-cell office:value-type="string" calcext:value-type="string">
            <text:p>species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5];[$tables.$A$2:.$C$25];3)" office:value-type="string" office:string-value="fish" calcext:value-type="string">
            <text:p>fi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presence_tag_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6];[$tables.$A$2:.$C$25];3)" office:value-type="string" office:string-value="fish" calcext:value-type="string">
            <text:p>fi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pture_etat_id</text:p>
          </table:table-cell>
          <table:table-cell/>
          <table:table-cell office:value-type="string" calcext:value-type="string">
            <text:p>capture_state_id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7];[$tables.$A$2:.$C$25];3)" office:value-type="string" office:string-value="fish" calcext:value-type="string">
            <text:p>fi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venir_id</text:p>
          </table:table-cell>
          <table:table-cell/>
          <table:table-cell office:value-type="string" calcext:value-type="string">
            <text:p>fate_id</text:p>
          </table:table-cell>
          <table:table-cell/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78];[$tables.$A$2:.$C$25];3)" office:value-type="string" office:string-value="fish" calcext:value-type="string">
            <text:p>fi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Masse du poisson capturé, en gramm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itgh of the fish caught, in grams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79];[$tables.$A$2:.$C$25];3)" office:value-type="string" office:string-value="fish" calcext:value-type="string">
            <text:p>fi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ipulation</text:p>
          </table:table-cell>
          <table:table-cell office:value-type="string" calcext:value-type="string">
            <text:p>Manipulation post-capture</text:p>
          </table:table-cell>
          <table:table-cell office:value-type="string" calcext:value-type="string">
            <text:p>handling</text:p>
          </table:table-cell>
          <table:table-cell office:value-type="string" calcext:value-type="string">
            <text:p>Post-capture handling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0];[$tables.$A$2:.$C$25];3)" office:value-type="string" office:string-value="fish" calcext:value-type="string">
            <text:p>fi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mero_marque</text:p>
          </table:table-cell>
          <table:table-cell/>
          <table:table-cell office:value-type="string" calcext:value-type="string">
            <text:p>tag_number</text:p>
          </table:table-cell>
          <table:table-cell/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1];[$tables.$A$2:.$C$25];3)" office:value-type="string" office:string-value="fish" calcext:value-type="string">
            <text:p>fi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ueur_individu</text:p>
          </table:table-cell>
          <table:table-cell/>
          <table:table-cell office:value-type="string" calcext:value-type="string">
            <text:p>fish_length</text:p>
          </table:table-cell>
          <table:table-cell office:value-type="string" calcext:value-type="string">
            <text:p>Length of the fish, in mm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2];[$tables.$A$2:.$C$25];3)" office:value-type="string" office:string-value="fish" calcext:value-type="string">
            <text:p>fi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horte_estimee</text:p>
          </table:table-cell>
          <table:table-cell office:value-type="string" calcext:value-type="string">
            <text:p>Cohorte estimée (année de naissance)</text:p>
          </table:table-cell>
          <table:table-cell office:value-type="string" calcext:value-type="string">
            <text:p>estimated_cohort</text:p>
          </table:table-cell>
          <table:table-cell table:style-name="Default" office:value-type="string" calcext:value-type="string">
            <text:p>Estimated cohort (year of birth)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3];[$tables.$A$2:.$C$25];3)" office:value-type="string" office:string-value="fish" calcext:value-type="string">
            <text:p>fi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horte_validee</text:p>
          </table:table-cell>
          <table:table-cell office:value-type="string" calcext:value-type="string">
            <text:p>Cohorte validée par expertise (année de naissance)</text:p>
          </table:table-cell>
          <table:table-cell office:value-type="string" calcext:value-type="string">
            <text:p>validated_cohort</text:p>
          </table:table-cell>
          <table:table-cell office:value-type="string" calcext:value-type="string">
            <text:p>Validated cohort by expert opinion (year of birth)</text:p>
          </table:table-cell>
        </table:table-row>
        <table:table-row table:style-name="ro1">
          <table:table-cell office:value-type="string" calcext:value-type="string">
            <text:p>individu</text:p>
          </table:table-cell>
          <table:table-cell table:formula="of:=VLOOKUP([.A84];[$tables.$A$2:.$C$25];3)" office:value-type="string" office:string-value="fish" calcext:value-type="string">
            <text:p>fi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storique</text:p>
          </table:table-cell>
          <table:table-cell office:value-type="string" calcext:value-type="string">
            <text:p>Historique du poisson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Background of the fish</text:p>
          </table:table-cell>
        </table:table-row>
        <table:table-row table:style-name="ro2">
          <table:table-cell office:value-type="string" calcext:value-type="string">
            <text:p>individu</text:p>
          </table:table-cell>
          <table:table-cell table:formula="of:=VLOOKUP([.A85];[$tables.$A$2:.$C$25];3)" office:value-type="string" office:string-value="fish" calcext:value-type="string">
            <text:p>fi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Commentaire général sur le poisson (état général, etc.)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General remarks on the fish (general state, etc.)</text:p>
          </table:table-cell>
        </table:table-row>
        <table:table-row table:style-name="ro4">
          <table:table-cell office:value-type="string" calcext:value-type="string">
            <text:p>individu</text:p>
          </table:table-cell>
          <table:table-cell table:formula="of:=VLOOKUP([.A86];[$tables.$A$2:.$C$25];3)" office:value-type="string" office:string-value="fish" calcext:value-type="string">
            <text:p>fi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ualite_identification</text:p>
          </table:table-cell>
          <table:table-cell office:value-type="string" calcext:value-type="string">
            <text:p>0 : identification incertaine</text:p>
            <text:p>1 : identification sûre</text:p>
          </table:table-cell>
          <table:table-cell office:value-type="string" calcext:value-type="string">
            <text:p>identification_quality</text:p>
          </table:table-cell>
          <table:table-cell table:style-name="Default" office:value-type="string" calcext:value-type="string">
            <text:p>0: species identification uncertain</text:p>
            <text:p>1: identification certain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7];[$tables.$A$2:.$C$25];3)" office:value-type="string" office:string-value="location" calcext:value-type="string">
            <text:p>loc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larat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8];[$tables.$A$2:.$C$25];3)" office:value-type="string" office:string-value="location" calcext:value-type="string">
            <text:p>lo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id</text:p>
          </table:table-cell>
          <table:table-cell/>
          <table:table-cell office:value-type="string" calcext:value-type="string">
            <text:p>country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89];[$tables.$A$2:.$C$25];3)" office:value-type="string" office:string-value="location" calcext:value-type="string">
            <text:p>loc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em_id</text:p>
          </table:table-cell>
          <table:table-cell/>
          <table:table-cell office:value-type="string" calcext:value-type="string">
            <text:p>ices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0];[$tables.$A$2:.$C$25];3)" office:value-type="string" office:string-value="location" calcext:value-type="string">
            <text:p>loc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g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1];[$tables.$A$2:.$C$25];3)" office:value-type="string" office:string-value="location" calcext:value-type="string">
            <text:p>loc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lieu_id</text:p>
          </table:table-cell>
          <table:table-cell/>
          <table:table-cell office:value-type="string" calcext:value-type="string">
            <text:p>environment_id</text:p>
          </table:table-cell>
          <table:table-cell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92];[$tables.$A$2:.$C$25];3)" office:value-type="string" office:string-value="location" calcext:value-type="string">
            <text:p>loc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one_detail</text:p>
          </table:table-cell>
          <table:table-cell office:value-type="string" calcext:value-type="string">
            <text:p>Détail de la zone de pêche</text:p>
          </table:table-cell>
          <table:table-cell office:value-type="string" calcext:value-type="string">
            <text:p>area_detail</text:p>
          </table:table-cell>
          <table:table-cell/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3];[$tables.$A$2:.$C$25];3)" office:value-type="string" office:string-value="location" calcext:value-type="string">
            <text:p>loc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itude_gps</text:p>
          </table:table-cell>
          <table:table-cell office:value-type="string" calcext:value-type="string">
            <text:p>Longitude au format degré, minute, seconde</text:p>
          </table:table-cell>
          <table:table-cell/>
          <table:table-cell office:value-type="string" calcext:value-type="string">
            <text:p>Long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4];[$tables.$A$2:.$C$25];3)" office:value-type="string" office:string-value="location" calcext:value-type="string">
            <text:p>loc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titude_gps</text:p>
          </table:table-cell>
          <table:table-cell office:value-type="string" calcext:value-type="string">
            <text:p>Latitude au format degré, minute, seconde</text:p>
          </table:table-cell>
          <table:table-cell/>
          <table:table-cell office:value-type="string" calcext:value-type="string">
            <text:p>Latitude in degree, minute, second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5];[$tables.$A$2:.$C$25];3)" office:value-type="string" office:string-value="location" calcext:value-type="string">
            <text:p>loca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itude_declaree_dd</text:p>
          </table:table-cell>
          <table:table-cell office:value-type="string" calcext:value-type="string">
            <text:p>Longitude déclarée, au format décimal</text:p>
          </table:table-cell>
          <table:table-cell office:value-type="string" calcext:value-type="string">
            <text:p>longitude_declared_dd</text:p>
          </table:table-cell>
          <table:table-cell office:value-type="string" calcext:value-type="string">
            <text:p>Declar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6];[$tables.$A$2:.$C$25];3)" office:value-type="string" office:string-value="location" calcext:value-type="string">
            <text:p>locati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atitude_declaree_dd</text:p>
          </table:table-cell>
          <table:table-cell office:value-type="string" calcext:value-type="string">
            <text:p>Latitude déclarée, au format décimal</text:p>
          </table:table-cell>
          <table:table-cell office:value-type="string" calcext:value-type="string">
            <text:p>latitude_declared_dd</text:p>
          </table:table-cell>
          <table:table-cell office:value-type="string" calcext:value-type="string">
            <text:p>Declar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7];[$tables.$A$2:.$C$25];3)" office:value-type="string" office:string-value="location" calcext:value-type="string">
            <text:p>locati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gitude_estimee_dd</text:p>
          </table:table-cell>
          <table:table-cell office:value-type="string" calcext:value-type="string">
            <text:p>Longitude estimée, au format décimal</text:p>
          </table:table-cell>
          <table:table-cell office:value-type="string" calcext:value-type="string">
            <text:p>longitude_estimated_dd</text:p>
          </table:table-cell>
          <table:table-cell office:value-type="string" calcext:value-type="string">
            <text:p>Estimat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8];[$tables.$A$2:.$C$25];3)" office:value-type="string" office:string-value="location" calcext:value-type="string">
            <text:p>locati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atitude_estimee_dd</text:p>
          </table:table-cell>
          <table:table-cell office:value-type="string" calcext:value-type="string">
            <text:p>Latitude estimée, au format décimal</text:p>
          </table:table-cell>
          <table:table-cell office:value-type="string" calcext:value-type="string">
            <text:p>latitude_estimated_dd</text:p>
          </table:table-cell>
          <table:table-cell office:value-type="string" calcext:value-type="string">
            <text:p>Estimated lat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99];[$tables.$A$2:.$C$25];3)" office:value-type="string" office:string-value="location" calcext:value-type="string">
            <text:p>locati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ngitude_dd</text:p>
          </table:table-cell>
          <table:table-cell office:value-type="string" calcext:value-type="string">
            <text:p>Longitude utilisée, au format décimal</text:p>
          </table:table-cell>
          <table:table-cell/>
          <table:table-cell office:value-type="string" calcext:value-type="string">
            <text:p>Used longitude, in decimal format</text:p>
          </table:table-cell>
        </table:table-row>
        <table:table-row table:style-name="ro2">
          <table:table-cell office:value-type="string" calcext:value-type="string">
            <text:p>localisation</text:p>
          </table:table-cell>
          <table:table-cell table:formula="of:=VLOOKUP([.A100];[$tables.$A$2:.$C$25];3)" office:value-type="string" office:string-value="location" calcext:value-type="string">
            <text:p>locati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atitude_dd</text:p>
          </table:table-cell>
          <table:table-cell office:value-type="string" calcext:value-type="string">
            <text:p>Latitude utilisée, au format décimal</text:p>
          </table:table-cell>
          <table:table-cell/>
          <table:table-cell office:value-type="string" calcext:value-type="string">
            <text:p>used latitude, in decimal format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1];[$tables.$A$2:.$C$25];3)" office:value-type="string" office:string-value="location" calcext:value-type="string">
            <text:p>locati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e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alisation</text:p>
          </table:table-cell>
          <table:table-cell table:formula="of:=VLOOKUP([.A102];[$tables.$A$2:.$C$25];3)" office:value-type="string" office:string-value="location" calcext:value-type="string">
            <text:p>locati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ecision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3];[$tables.$A$2:.$C$25];3)" office:value-type="string" office:string-value="environment" calcext:value-type="string">
            <text:p>environm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id</text:p>
          </table:table-cell>
          <table:table-cell office:value-type="string" calcext:value-type="string">
            <text:p>Identifiant du milieu</text:p>
          </table:table-cell>
          <table:table-cell office:value-type="string" calcext:value-type="string">
            <text:p>environment_id</text:p>
          </table:table-cell>
          <table:table-cell office:value-type="string" calcext:value-type="string">
            <text:p>Identifier of the environment</text:p>
          </table:table-cell>
        </table:table-row>
        <table:table-row table:style-name="ro1">
          <table:table-cell office:value-type="string" calcext:value-type="string">
            <text:p>milieu</text:p>
          </table:table-cell>
          <table:table-cell table:formula="of:=VLOOKUP([.A104];[$tables.$A$2:.$C$25];3)" office:value-type="string" office:string-value="environment" calcext:value-type="string">
            <text:p>environ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libelle</text:p>
          </table:table-cell>
          <table:table-cell office:value-type="string" calcext:value-type="string">
            <text:p>Nom du milieu</text:p>
          </table:table-cell>
          <table:table-cell office:value-type="string" calcext:value-type="string">
            <text:p>environment_name</text:p>
          </table:table-cell>
          <table:table-cell office:value-type="string" calcext:value-type="string">
            <text:p>Name of the environment</text:p>
          </table:table-cell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5];[$tables.$A$2:.$C$25];3)" office:value-type="string" office:string-value="environment_detail" calcext:value-type="string">
            <text:p>environment_det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lieu_detail_id</text:p>
          </table:table-cell>
          <table:table-cell/>
          <table:table-cell office:value-type="string" calcext:value-type="string">
            <text:p>environment_detail_id</text:p>
          </table:table-cell>
          <table:table-cell/>
        </table:table-row>
        <table:table-row table:style-name="ro1">
          <table:table-cell office:value-type="string" calcext:value-type="string">
            <text:p>milieu_detail</text:p>
          </table:table-cell>
          <table:table-cell table:formula="of:=VLOOKUP([.A106];[$tables.$A$2:.$C$25];3)" office:value-type="string" office:string-value="environment_detail" calcext:value-type="string">
            <text:p>environment_det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lieu_detail_libelle</text:p>
          </table:table-cell>
          <table:table-cell/>
          <table:table-cell office:value-type="string" calcext:value-type="string">
            <text:p>environment_detail_name</text:p>
          </table:table-cell>
          <table:table-cell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e_type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me_type</text:p>
          </table:table-cell>
          <table:table-cell table:formula="of:=VLOOKUP([.A10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ent_type</text:p>
          </table:table-cell>
          <table:table-cell office:value-type="string" calcext:value-type="string">
            <text:p>type mime officiel</text:p>
          </table:table-cell>
          <table:table-cell/>
          <table:table-cell office:value-type="string" calcext:value-type="string">
            <text:p>Official mime type</text:p>
          </table:table-cell>
        </table:table-row>
        <table:table-row table:style-name="ro2">
          <table:table-cell office:value-type="string" calcext:value-type="string">
            <text:p>mime_type</text:p>
          </table:table-cell>
          <table:table-cell table:formula="of:=VLOOKUP([.A10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sion</text:p>
          </table:table-cell>
          <table:table-cell office:value-type="string" calcext:value-type="string">
            <text:p>Extension du fichier correspondant</text:p>
          </table:table-cell>
          <table:table-cell/>
          <table:table-cell office:value-type="string" calcext:value-type="string">
            <text:p>File extension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0];[$tables.$A$2:.$C$25];3)" office:value-type="string" office:string-value="country" calcext:value-type="string">
            <text:p>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s_id</text:p>
          </table:table-cell>
          <table:table-cell office:value-type="string" calcext:value-type="string">
            <text:p>Identifiant du pays</text:p>
          </table:table-cell>
          <table:table-cell office:value-type="string" calcext:value-type="string">
            <text:p>country_id</text:p>
          </table:table-cell>
          <table:table-cell office:value-type="string" calcext:value-type="string">
            <text:p>Identifier of the country</text:p>
          </table:table-cell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1];[$tables.$A$2:.$C$25];3)" office:value-type="string" office:string-value="country" calcext:value-type="string">
            <text:p>count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ys_libelle</text:p>
          </table:table-cell>
          <table:table-cell/>
          <table:table-cell office:value-type="string" calcext:value-type="string">
            <text:p>country_name</text:p>
          </table:table-cell>
          <table:table-cell/>
        </table:table-row>
        <table:table-row table:style-name="ro1">
          <table:table-cell office:value-type="string" calcext:value-type="string">
            <text:p>pays</text:p>
          </table:table-cell>
          <table:table-cell table:formula="of:=VLOOKUP([.A112];[$tables.$A$2:.$C$25];3)" office:value-type="string" office:string-value="country" calcext:value-type="string">
            <text:p>countr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ys_order</text:p>
          </table:table-cell>
          <table:table-cell/>
          <table:table-cell office:value-type="string" calcext:value-type="string">
            <text:p>country_order</text:p>
          </table:table-cell>
          <table:table-cell office:value-type="string" calcext:value-type="string">
            <text:p>Order of display in the application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3];[$tables.$A$2:.$C$25];3)" office:value-type="string" office:string-value="accuracy" calcext:value-type="string">
            <text:p>accurac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cision_id</text:p>
          </table:table-cell>
          <table:table-cell/>
          <table:table-cell office:value-type="string" calcext:value-type="string">
            <text:p>accuracy_id</text:p>
          </table:table-cell>
          <table:table-cell/>
        </table:table-row>
        <table:table-row table:style-name="ro1">
          <table:table-cell office:value-type="string" calcext:value-type="string">
            <text:p>precision</text:p>
          </table:table-cell>
          <table:table-cell table:formula="of:=VLOOKUP([.A114];[$tables.$A$2:.$C$25];3)" office:value-type="string" office:string-value="accuracy" calcext:value-type="string">
            <text:p>accurac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cision_name</text:p>
          </table:table-cell>
          <table:table-cell/>
          <table:table-cell office:value-type="string" calcext:value-type="string">
            <text:p>accuracy_name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5];[$tables.$A$2:.$C$25];3)" office:value-type="string" office:string-value="tag_presence" calcext:value-type="string">
            <text:p>tag_prese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ence_marque_id</text:p>
          </table:table-cell>
          <table:table-cell/>
          <table:table-cell office:value-type="string" calcext:value-type="string">
            <text:p>tag_presence_id</text:p>
          </table:table-cell>
          <table:table-cell/>
        </table:table-row>
        <table:table-row table:style-name="ro1">
          <table:table-cell office:value-type="string" calcext:value-type="string">
            <text:p>presence_marque</text:p>
          </table:table-cell>
          <table:table-cell table:formula="of:=VLOOKUP([.A116];[$tables.$A$2:.$C$25];3)" office:value-type="string" office:string-value="tag_presence" calcext:value-type="string">
            <text:p>tag_prese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ence_marque_libelle</text:p>
          </table:table-cell>
          <table:table-cell/>
          <table:table-cell office:value-type="string" calcext:value-type="string">
            <text:p>tag_presence_name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7];[$tables.$A$2:.$C$25];3)" office:value-type="float" office:value="0" calcext:value-type="float">
            <text:p/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quest_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8];[$tables.$A$2:.$C$25];3)" office:value-type="float" office:value="0" calcext:value-type="float">
            <text:p/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_date</text:p>
          </table:table-cell>
          <table:table-cell office:value-type="string" calcext:value-type="string">
            <text:p>Date of create of the requ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19];[$tables.$A$2:.$C$25];3)" office:value-type="float" office:value="0" calcext:value-type="float">
            <text:p/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st_exec</text:p>
          </table:table-cell>
          <table:table-cell office:value-type="string" calcext:value-type="string">
            <text:p>Date of the last exec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0];[$tables.$A$2:.$C$25];3)" office:value-type="float" office:value="0" calcext:value-type="float">
            <text:p/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1];[$tables.$A$2:.$C$25];3)" office:value-type="float" office:value="0" calcext:value-type="float">
            <text:p/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ody of the request. Don't begin it by SELECT, which will be added automatically</text:p>
          </table:table-cell>
          <table:table-cell/>
          <table:table-cell office:value-type="string" calcext:value-type="string">
            <text:p>Body of the request</text:p>
          </table:table-cell>
        </table:table-row>
        <table:table-row table:style-name="ro1">
          <table:table-cell office:value-type="string" calcext:value-type="string">
            <text:p>request</text:p>
          </table:table-cell>
          <table:table-cell table:formula="of:=VLOOKUP([.A122];[$tables.$A$2:.$C$25];3)" office:value-type="float" office:value="0" calcext:value-type="float">
            <text:p/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Login of the creator of the reques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equest</text:p>
          </table:table-cell>
          <table:table-cell table:formula="of:=VLOOKUP([.A123];[$tables.$A$2:.$C$25];3)" office:value-type="float" office:value="0" calcext:value-type="float">
            <text:p/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atefields</text:p>
          </table:table-cell>
          <table:table-cell office:value-type="string" calcext:value-type="string">
            <text:p>List of the date fields used in the request, separated by a comma, for format 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4];[$tables.$A$2:.$C$25];3)" office:value-type="string" office:string-value="status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ut_id</text:p>
          </table:table-cell>
          <table:table-cell/>
          <table:table-cell office:value-type="string" calcext:value-type="string">
            <text:p>status_id</text:p>
          </table:table-cell>
          <table:table-cell/>
        </table:table-row>
        <table:table-row table:style-name="ro1">
          <table:table-cell office:value-type="string" calcext:value-type="string">
            <text:p>statut</text:p>
          </table:table-cell>
          <table:table-cell table:formula="of:=VLOOKUP([.A125];[$tables.$A$2:.$C$25];3)" office:value-type="string" office:string-value="status" calcext:value-type="string">
            <text:p>st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t_libelle</text:p>
          </table:table-cell>
          <table:table-cell/>
          <table:table-cell office:value-type="string" calcext:value-type="string">
            <text:p>status_name</text:p>
          </table:table-cell>
          <table:table-cell/>
        </table:table-row>
        <table:table-row table:style-name="ro1" table:number-rows-repeated="10484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1:44:19.471083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Éric Quinton</meta:initial-creator>
    <meta:creation-date>2023-08-11T16:37:17.421903687</meta:creation-date>
    <dc:date>2023-09-20T11:44:31.050175409</dc:date>
    <dc:creator>Éric Quinton</dc:creator>
    <meta:editing-duration>PT7H11M1S</meta:editing-duration>
    <meta:editing-cycles>22</meta:editing-cycles>
    <meta:generator>LibreOffice/7.6.1.2$Linux_X86_64 LibreOffice_project/60$Build-2</meta:generator>
    <meta:document-statistic meta:table-count="2" meta:cell-count="781" meta:object-count="0"/>
  </office:meta>
</office:document-meta>
</file>